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d3256d">
      <style:text-properties/>
    </style:style>
    <style:style style:family="table-cell" style:name="a3d07b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4f8d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3b66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c8f8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6c0f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7bee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b9c9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716a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fa68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896e1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529c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5847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b393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a5ff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09f8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340d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4b12b7">
      <style:table-column-properties style:rel-column-width="16383*"/>
    </style:style>
    <style:style style:family="table" style:name="a9ff64a">
      <style:table-properties style:rel-width="100%"/>
    </style:style>
    <style:style style:family="text" style:name="af4ab22">
      <style:text-properties/>
    </style:style>
    <style:style style:family="table-cell" style:name="ae1652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3a20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b613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0c69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3d2c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1331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2cc3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4d06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2e3c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e67c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427c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89f6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18b9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6885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0064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398f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3afcce">
      <style:table-column-properties style:rel-column-width="16383*"/>
    </style:style>
    <style:style style:family="table" style:name="adf50d4">
      <style:table-properties style:width="17.0cm" table:align="left"/>
    </style:style>
  </office:automatic-styles>
  <office:body>
    <office:text>
      <text:p text:style-name="Standard">Tabelle odt</text:p>
      <text:p text:style-name="Standard"/>
      <table:table table:style-name="adf50d4">
        <table:table-column table:number-columns-repeated="4" table:style-name="a3afcce"/>
        <table:table-row>
          <table:table-cell table:style-name="a9398f7">
            <text:p text:style-name="Table_20_Contents"/>
          </table:table-cell>
          <table:table-cell table:style-name="a70064d">
            <text:p text:style-name="Table_20_Contents"/>
          </table:table-cell>
          <table:table-cell table:style-name="a268857">
            <text:p text:style-name="Table_20_Contents"/>
          </table:table-cell>
          <table:table-cell table:style-name="a918b95">
            <text:p text:style-name="Table_20_Contents"/>
          </table:table-cell>
        </table:table-row>
        <table:table-row>
          <table:table-cell table:style-name="a289f6b">
            <text:p text:style-name="Table_20_Contents"/>
          </table:table-cell>
          <table:table-cell table:style-name="a0427cd">
            <text:p text:style-name="Table_20_Contents"/>
          </table:table-cell>
          <table:table-cell table:style-name="aee67cc">
            <text:p text:style-name="Table_20_Contents"/>
          </table:table-cell>
          <table:table-cell table:style-name="a42e3cf">
            <text:p text:style-name="Table_20_Contents"/>
          </table:table-cell>
        </table:table-row>
        <table:table-row>
          <table:table-cell table:style-name="a34d06d">
            <text:p text:style-name="Table_20_Contents"/>
          </table:table-cell>
          <table:table-cell table:style-name="aa2cc30">
            <text:p text:style-name="Table_20_Contents"/>
          </table:table-cell>
          <table:table-cell table:style-name="ac13318">
            <text:p text:style-name="Table_20_Contents"/>
          </table:table-cell>
          <table:table-cell table:style-name="a63d2c6">
            <text:p text:style-name="Table_20_Contents"/>
          </table:table-cell>
        </table:table-row>
        <table:table-row>
          <table:table-cell table:style-name="ae0c69a">
            <text:p text:style-name="Table_20_Contents"/>
          </table:table-cell>
          <table:table-cell table:style-name="a9b6135">
            <text:p text:style-name="Table_20_Contents"/>
          </table:table-cell>
          <table:table-cell table:style-name="ad3a209">
            <text:p text:style-name="Table_20_Contents"/>
          </table:table-cell>
          <table:table-cell table:style-name="ae1652b">
            <text:p text:style-name="Table_20_Contents"/>
          </table:table-cell>
        </table:table-row>
      </table:table>
      <text:p text:style-name="Standard">Text</text:p>
      <text:p text:style-name="Standard"><text:span text:style-name="af4ab22">Tabelle odt</text:span></text:p>
      <text:p text:style-name="Standard"/>
      <table:table table:style-name="a9ff64a">
        <table:table-column table:number-columns-repeated="4" table:style-name="a4b12b7"/>
        <table:table-row>
          <table:table-cell table:style-name="ab340de">
            <text:p text:style-name="Table_20_Contents"/>
          </table:table-cell>
          <table:table-cell table:style-name="af09f8a">
            <text:p text:style-name="Table_20_Contents"/>
          </table:table-cell>
          <table:table-cell table:style-name="a5a5ff7">
            <text:p text:style-name="Table_20_Contents"/>
          </table:table-cell>
          <table:table-cell table:style-name="abb3932">
            <text:p text:style-name="Table_20_Contents"/>
          </table:table-cell>
        </table:table-row>
        <table:table-row>
          <table:table-cell table:style-name="ab58476">
            <text:p text:style-name="Table_20_Contents"/>
          </table:table-cell>
          <table:table-cell table:style-name="a1529c7">
            <text:p text:style-name="Table_20_Contents"/>
          </table:table-cell>
          <table:table-cell table:style-name="a896e17">
            <text:p text:style-name="Table_20_Contents"/>
          </table:table-cell>
          <table:table-cell table:style-name="a2fa683">
            <text:p text:style-name="Table_20_Contents"/>
          </table:table-cell>
        </table:table-row>
        <table:table-row>
          <table:table-cell table:style-name="a4716ac">
            <text:p text:style-name="Table_20_Contents"/>
          </table:table-cell>
          <table:table-cell table:style-name="a5b9c9d">
            <text:p text:style-name="Table_20_Contents"/>
          </table:table-cell>
          <table:table-cell table:style-name="a67bee6">
            <text:p text:style-name="Table_20_Contents"/>
          </table:table-cell>
          <table:table-cell table:style-name="a86c0f5">
            <text:p text:style-name="Table_20_Contents"/>
          </table:table-cell>
        </table:table-row>
        <table:table-row>
          <table:table-cell table:style-name="abc8f89">
            <text:p text:style-name="Table_20_Contents"/>
          </table:table-cell>
          <table:table-cell table:style-name="aa3b662">
            <text:p text:style-name="Table_20_Contents"/>
          </table:table-cell>
          <table:table-cell table:style-name="a04f8d5">
            <text:p text:style-name="Table_20_Contents"/>
          </table:table-cell>
          <table:table-cell table:style-name="a3d07bd">
            <text:p text:style-name="Table_20_Contents"/>
          </table:table-cell>
        </table:table-row>
      </table:table>
      <text:p text:style-name="Standard"><text:span text:style-name="ad3256d">Tex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0</dc:date>
    <meta:editing-cycles>2</meta:editing-cycles>
    <meta:editing-duration>PT0.020S</meta:editing-duration>
  </office:meta>
</office:document-meta>
</file>